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aco" svg:font-family="Monaco, 'Liberation Mono', Courier,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265cm" fo:margin-bottom="0.265cm" style:contextual-spacing="false"/>
    </style:style>
    <style:style style:name="P2" style:family="paragraph" style:parent-style-name="Preformatted_20_Text">
      <style:paragraph-properties fo:margin-top="0.265cm" fo:margin-bottom="0.265cm" style:contextual-spacing="false"/>
      <style:text-properties fo:font-variant="normal" fo:text-transform="none" fo:color="#596063" style:font-name="Monaco" fo:font-size="10.5pt" fo:letter-spacing="normal" fo:font-style="normal" fo:font-weight="normal"/>
    </style:style>
    <style:style style:name="P3" style:family="paragraph" style:parent-style-name="Preformatted_20_Text">
      <style:paragraph-properties fo:margin-top="0.265cm" fo:margin-bottom="0.265cm" style:contextual-spacing="false"/>
      <style:text-properties fo:font-variant="normal" fo:text-transform="none" fo:color="#596063" style:font-name="Monaco" fo:font-size="10.5pt" fo:letter-spacing="normal" fo:font-style="normal" fo:font-weight="normal" officeooo:paragraph-rsid="00145336"/>
    </style:style>
    <style:style style:name="P4" style:family="paragraph" style:parent-style-name="Preformatted_20_Text">
      <style:paragraph-properties fo:margin-top="0.265cm" fo:margin-bottom="0.265cm" style:contextual-spacing="false"/>
      <style:text-properties fo:font-variant="normal" fo:text-transform="none" fo:color="#596063" style:font-name="Monaco" fo:font-size="10.5pt" fo:letter-spacing="normal" fo:font-style="normal" fo:font-weight="normal" officeooo:paragraph-rsid="0014a9c0"/>
    </style:style>
    <style:style style:name="P5" style:family="paragraph" style:parent-style-name="Preformatted_20_Text">
      <style:paragraph-properties fo:margin-top="0.265cm" fo:margin-bottom="0.265cm" style:contextual-spacing="false"/>
      <style:text-properties fo:font-variant="normal" fo:text-transform="none" fo:color="#596063" style:font-name="Monaco" fo:font-size="10.5pt" fo:letter-spacing="normal" fo:font-style="normal" fo:font-weight="normal" officeooo:paragraph-rsid="00173f63"/>
    </style:style>
    <style:style style:name="P6" style:family="paragraph" style:parent-style-name="Preformatted_20_Text">
      <style:paragraph-properties fo:margin-top="0.265cm" fo:margin-bottom="0.265cm" style:contextual-spacing="false"/>
      <style:text-properties fo:font-variant="normal" fo:text-transform="none" fo:color="#800000" style:font-name="Monaco" fo:font-size="10.5pt" fo:letter-spacing="normal" fo:font-style="normal" fo:font-weight="normal" officeooo:paragraph-rsid="00145336"/>
    </style:style>
    <style:style style:name="P7" style:family="paragraph" style:parent-style-name="Preformatted_20_Text">
      <style:paragraph-properties fo:margin-top="0.265cm" fo:margin-bottom="0.265cm" style:contextual-spacing="false"/>
      <style:text-properties fo:font-variant="normal" fo:text-transform="none" fo:color="#800000" style:font-name="Monaco" fo:font-size="10.5pt" fo:letter-spacing="normal" fo:font-style="normal" fo:font-weight="normal" officeooo:paragraph-rsid="0014a9c0"/>
    </style:style>
    <style:style style:name="P8" style:family="paragraph" style:parent-style-name="Preformatted_20_Text">
      <style:paragraph-properties fo:margin-top="0.265cm" fo:margin-bottom="0.265cm" style:contextual-spacing="false"/>
      <style:text-properties fo:font-variant="normal" fo:text-transform="none" fo:color="#800000" style:font-name="Monaco" fo:font-size="10.5pt" fo:letter-spacing="normal" fo:font-style="normal" fo:font-weight="normal" officeooo:paragraph-rsid="00173f63"/>
    </style:style>
    <style:style style:name="P9" style:family="paragraph" style:parent-style-name="Preformatted_20_Text">
      <style:paragraph-properties fo:margin-top="0.265cm" fo:margin-bottom="0.265cm" style:contextual-spacing="false"/>
      <style:text-properties fo:color="#800000" officeooo:paragraph-rsid="00145336"/>
    </style:style>
    <style:style style:name="P10" style:family="paragraph" style:parent-style-name="Preformatted_20_Text">
      <style:paragraph-properties fo:margin-top="0.265cm" fo:margin-bottom="0.265cm" style:contextual-spacing="false"/>
      <style:text-properties fo:color="#800000" officeooo:paragraph-rsid="00173f63"/>
    </style:style>
    <style:style style:name="P11" style:family="paragraph" style:parent-style-name="Preformatted_20_Text">
      <style:paragraph-properties fo:margin-top="0.265cm" fo:margin-bottom="0.265cm" style:contextual-spacing="false"/>
      <style:text-properties fo:font-variant="normal" fo:text-transform="none" fo:color="#596063" style:font-name="Monaco" fo:font-size="10.5pt" fo:letter-spacing="normal" fo:font-style="normal" fo:font-weight="normal"/>
    </style:style>
    <style:style style:name="P12" style:family="paragraph" style:parent-style-name="Preformatted_20_Text">
      <style:paragraph-properties fo:margin-top="0.265cm" fo:margin-bottom="0.265cm" style:contextual-spacing="false"/>
      <style:text-properties fo:font-variant="normal" fo:text-transform="none" fo:color="#800000" style:font-name="Monaco" fo:font-size="10.5pt" fo:letter-spacing="normal" fo:font-style="normal" fo:font-weight="normal" officeooo:rsid="00145336" officeooo:paragraph-rsid="0014a9c0"/>
    </style:style>
    <style:style style:name="P13" style:family="paragraph" style:parent-style-name="Preformatted_20_Text">
      <style:paragraph-properties fo:margin-top="0.265cm" fo:margin-bottom="0.265cm" style:contextual-spacing="false"/>
      <style:text-properties fo:font-variant="normal" fo:text-transform="none" fo:color="#800000" style:font-name="Monaco" fo:font-size="10.5pt" fo:letter-spacing="normal" fo:font-style="normal" fo:font-weight="normal" officeooo:rsid="00145336" officeooo:paragraph-rsid="00145336"/>
    </style:style>
    <style:style style:name="P14" style:family="paragraph" style:parent-style-name="Preformatted_20_Text">
      <style:paragraph-properties fo:margin-top="0.265cm" fo:margin-bottom="0.265cm" style:contextual-spacing="false"/>
      <style:text-properties fo:font-variant="normal" fo:text-transform="none" fo:color="#800000" style:font-name="Monaco" fo:font-size="10.5pt" fo:letter-spacing="normal" fo:font-style="normal" fo:font-weight="normal" officeooo:rsid="0014a9c0" officeooo:paragraph-rsid="0014a9c0"/>
    </style:style>
    <style:style style:name="P15" style:family="paragraph" style:parent-style-name="Preformatted_20_Text">
      <style:paragraph-properties fo:margin-top="0.265cm" fo:margin-bottom="0.265cm" style:contextual-spacing="false"/>
      <style:text-properties fo:font-variant="normal" fo:text-transform="none" fo:color="#800000" style:font-name="Monaco" fo:font-size="10.5pt" fo:letter-spacing="normal" fo:font-style="normal" fo:font-weight="normal" officeooo:rsid="0017d376" officeooo:paragraph-rsid="0017d376"/>
    </style:style>
    <style:style style:name="P16" style:family="paragraph" style:parent-style-name="Preformatted_20_Text">
      <style:paragraph-properties fo:margin-top="0.265cm" fo:margin-bottom="0.265cm" style:contextual-spacing="false"/>
      <style:text-properties fo:font-variant="normal" fo:text-transform="none" fo:color="#800000" style:font-name="Monaco" fo:font-size="10.5pt" fo:letter-spacing="normal" fo:font-style="normal" fo:font-weight="normal" officeooo:rsid="00173f63"/>
    </style:style>
    <style:style style:name="T1" style:family="text">
      <style:text-properties officeooo:rsid="00145336"/>
    </style:style>
    <style:style style:name="T2" style:family="text">
      <style:text-properties fo:font-variant="normal" fo:text-transform="none" fo:color="#596063" style:font-name="Monaco" fo:font-size="10.5pt" fo:letter-spacing="normal" fo:font-style="normal" fo:font-weight="normal"/>
    </style:style>
    <style:style style:name="T3" style:family="text">
      <style:text-properties fo:font-variant="normal" fo:text-transform="none" style:font-name="Monaco" fo:font-size="10.5pt" fo:letter-spacing="normal" fo:font-style="normal" fo:font-weight="normal"/>
    </style:style>
    <style:style style:name="T4" style:family="text">
      <style:text-properties fo:font-variant="normal" fo:text-transform="none" style:font-name="Monaco" fo:font-size="10.5pt" fo:letter-spacing="normal" fo:font-style="normal" fo:font-weight="normal" officeooo:rsid="00145336"/>
    </style:style>
    <style:style style:name="T5" style:family="text">
      <style:text-properties fo:font-variant="normal" fo:text-transform="none" style:font-name="Monaco" fo:font-size="10.5pt" fo:letter-spacing="normal" fo:font-style="normal" fo:font-weight="normal" officeooo:rsid="0014a9c0"/>
    </style:style>
    <style:style style:name="T6" style:family="text">
      <style:text-properties fo:font-variant="normal" fo:text-transform="none" style:font-name="Monaco" fo:font-size="10.5pt" fo:letter-spacing="normal" fo:font-style="normal" fo:font-weight="normal" officeooo:rsid="00173f63"/>
    </style:style>
    <style:style style:name="T7" style:family="text">
      <style:text-properties fo:font-variant="normal" fo:text-transform="none" style:font-name="Monaco" fo:font-size="10.5pt" fo:letter-spacing="normal" fo:font-style="normal" fo:font-weight="normal" officeooo:rsid="0017d376"/>
    </style:style>
    <style:style style:name="T8" style:family="text">
      <style:text-properties officeooo:rsid="0014a9c0"/>
    </style:style>
    <style:style style:name="T9" style:family="text">
      <style:text-properties officeooo:rsid="00154677"/>
    </style:style>
    <style:style style:name="T10" style:family="text">
      <style:text-properties officeooo:rsid="001582dd"/>
    </style:style>
    <style:style style:name="T11" style:family="text">
      <style:text-properties officeooo:rsid="00173f63"/>
    </style:style>
    <style:style style:name="T12" style:family="text">
      <style:text-properties officeooo:rsid="0017d376"/>
    </style:style>
    <style:style style:name="T13" style:family="text">
      <style:text-properties style:text-underline-style="solid" style:text-underline-width="auto" style:text-underline-color="font-color" fo:font-weight="bold" officeooo:rsid="00173f63" style:font-weight-asian="bold" style:font-weight-complex="bold"/>
    </style:style>
    <style:style style:name="T14" style:family="text">
      <style:text-properties style:text-underline-style="none" officeooo:rsid="0017d37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u avais proposé de supprimer le jet de D6 pour l'ordre déplacement, je</text:p>
      <text:p text:style-name="P2">pense le remplacer par Mv x 2 fixe <text:s/>: es-tu ok ?</text:p>
      <text:p text:style-name="P9"><text:span text:style-name="T4">A partir du moment ou on a une regle de charge « contraingnante » le probleme ne se pose plus vraiment puisque kiter avec un ordre à « charge » devient impossible et donc la option de replis efficace est « déplacement », neanmoins s’il faut changer pourquoi pas double mouvement en effet, </text:span><text:span text:style-name="T5">mais pour des SM par exemple encore une fois 5+5 c’est pas beaucoup mieux que 5+4 du coup toujours pareil pourquoi utiliser « déplacement » enc e qui les concerne</text:span><text:span text:style-name="T4">.</text:span></text:p>
      <text:p text:style-name="P2">Tu avais proposé Mv de charge = libre mais sans s'éloigner de l'ennemi</text:p>
      <text:p text:style-name="P2">-&gt; ok pour moi si cela correspond à impossibilité de s'éloigner d'aucun</text:p>
      <text:p text:style-name="P2">ennemi situé dans les 16ps (à moins d'effectuer un mouvement dans la</text:p>
      <text:p text:style-name="P2">strict direction d'un ennemi au dépend d'un autre.= pour couvrir le cas</text:p>
      <text:p text:style-name="P2">où "pris en sandwich" on ne pourrait plus charger personne en suivant</text:p>
      <text:p text:style-name="P2">strictement la règle... )</text:p>
      <text:p text:style-name="P7"><text:span text:style-name="T1">selon la règle que je propose on peut tout a fait se demerder en sandwitch la subtilit</text:span><text:span text:style-name="T8">é</text:span><text:span text:style-name="T1"> tient dans un petit mot « engagé » et c ‘est plus simp</text:span><text:span text:style-name="T8">l</text:span><text:span text:style-name="T1">e;et plus rapide a vérifier que tous les ennemis à 16 ps. </text:span></text:p>
      <text:p text:style-name="P12">avec</text:p>
      <text:p text:style-name="P6"><text:span text:style-name="T1">M est la position de d</text:span><text:span text:style-name="T8">é</text:span><text:span text:style-name="T1">part du soldat qui charge</text:span></text:p>
      <text:p text:style-name="P13">M’ la position du soldat après son mouvement de charge</text:p>
      <text:p text:style-name="P13">P la position du soldat ennemi non engagé le plus proche</text:p>
      <text:p text:style-name="P6"><text:span text:style-name="T1">Pour qu’un mouvement de charge soit valide il doit remplir </text:span><text:span text:style-name="T8">trois</text:span><text:span text:style-name="T1"> conditions</text:span></text:p>
      <text:p text:style-name="P14">MM’ =&lt; 4ps ( 8ps si saut et pour entrer en contact socle à socle)</text:p>
      <text:p text:style-name="P14">M’P =&lt; MP</text:p>
      <text:p text:style-name="P14">si à un moment le soldat chargeant s’est approché à moins d’un ps du socle d’un ennemi valide alors le soldat chargeant est maintenant au contact avec l’ennemi auquel appartient ce socle. ( « saut » fait exception et permet si la place le permet de se poser n’importe ou à moins de 8 ps en contact socle à socle)</text:p>
      <text:p text:style-name="P14">en ce qui concerne la prise en sandwich il appartient au joueur d’utiliser « deplacement » pour se positionner de maniere à être au plus proche de l’unite qu’il souhaite charger de de mieux manœuvrer que son adversaire, s’il se rettrouve en sandwich « kité » par l’unité qu’il voudrait charger et talonné par une unité qu il ne souhaite pas charger il s’est fait niquer en beauté tant pis pour lui, du reste si les distances en l’occurence sont grandes (9 ps ou plus) on est pratiquement dans le cas ou le mouvement de <text:soft-page-break/>charge même dirige vers un ennemi constitue une légère violation du design.</text:p>
      <text:p text:style-name="P14"/>
      <text:p text:style-name="P14">Si les distances sont plus courtes 4-8 pas il y a fort à parier qu’un soldat de son unite peut charger le géneur qui se retrouve engagé et des lors l’autre unite peut être chargée, dans un cas de sandwich serré l’unité est forcée de se couper en deux encore une fois la faute à la manœuvre.</text:p>
      <text:p text:style-name="P5">ou à poursuivre éventuellement,</text:p>
      <text:p text:style-name="P8"><text:span text:style-name="T12">comme tu as pu le lire au paragraphe precedent </text:span><text:span text:style-name="T11">je ne suis plus en faveur du mouvement de consolidation vu la manière dont le cac à evolué, l’alternance tir a courte portee / charge est intéressante a mon sens, comme tu le dis plus bas une fois la phase de cac termine fini les mouvements fini les combats.</text:span></text:p>
      <text:p text:style-name="P16"/>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Monaco" svg:font-family="Monaco, 'Liberation Mono', Courier,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7T00:05:22.54</meta:creation-date>
    <dc:date>2013-12-21T04:53:35.50</dc:date>
    <meta:editing-duration>PT9M39S</meta:editing-duration>
    <meta:editing-cycles>2</meta:editing-cycles>
    <meta:generator>LibreOffice/4.0.5.2$Windows_x86 LibreOffice_project/5464147a081647a250913f19c0715bca595af2f</meta:generator>
    <meta:document-statistic meta:table-count="0" meta:image-count="0" meta:object-count="0" meta:page-count="2" meta:paragraph-count="22" meta:word-count="562" meta:character-count="2989" meta:non-whitespace-character-count="2447"/>
  </office:meta>
</office:document-meta>
</file>